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Cumberland AMT" svg:font-family="'Cumberland AMT'" style:font-family-generic="modern" style:font-pitch="fixed"/>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Table1" style:family="table">
      <style:table-properties style:width="6in" table:align="margins" style:may-break-between-rows="false" style:writing-mode="lr-tb"/>
    </style:style>
    <style:style style:name="Table1.A" style:family="table-column">
      <style:table-column-properties style:column-width="1.8424in" style:rel-column-width="20120*"/>
    </style:style>
    <style:style style:name="Table1.B" style:family="table-column">
      <style:table-column-properties style:column-width="4.1576in" style:rel-column-width="45415*"/>
    </style:style>
    <style:style style:name="Table2" style:family="table">
      <style:table-properties style:width="6in" table:align="margins" style:may-break-between-rows="false" style:writing-mode="lr-tb"/>
    </style:style>
    <style:style style:name="Table2.A" style:family="table-column">
      <style:table-column-properties style:column-width="1.084in" style:rel-column-width="11843*"/>
    </style:style>
    <style:style style:name="Table2.B" style:family="table-column">
      <style:table-column-properties style:column-width="4.916in" style:rel-column-width="53692*"/>
    </style:style>
    <style:style style:name="P1" style:family="paragraph" style:parent-style-name="Body_20_Text">
      <style:paragraph-properties>
        <style:tab-stops>
          <style:tab-stop style:position="5.9772in" style:type="right"/>
        </style:tab-stops>
      </style:paragraph-properties>
    </style:style>
    <style:style style:name="P2" style:family="paragraph" style:parent-style-name="Body_20_Text">
      <style:paragraph-properties>
        <style:tab-stops>
          <style:tab-stop style:position="5.9772in" style:type="right"/>
        </style:tab-stops>
      </style:paragraph-properties>
      <style:text-properties fo:font-weight="bold" style:font-weight-asian="bold" style:font-weight-complex="bold"/>
    </style:style>
    <style:style style:name="P3" style:family="paragraph" style:parent-style-name="Chapter_20_Number" style:master-page-name="Standard"/>
    <style:style style:name="P4" style:family="paragraph" style:parent-style-name="Body_20_Text">
      <style:text-properties fo:font-weight="bold" style:font-weight-asian="bold" style:font-weight-complex="bold"/>
    </style:style>
    <style:style style:name="P5" style:family="paragraph" style:parent-style-name="Table_20_Text">
      <style:text-properties fo:font-style="normal" style:font-style-asian="normal" style:font-style-complex="normal"/>
    </style:style>
    <style:style style:name="P6" style:family="paragraph" style:parent-style-name="Table_20_Text_20_Last">
      <style:text-properties fo:font-style="normal" style:font-style-asian="normal" style:font-style-complex="normal"/>
    </style:style>
    <style:style style:name="P7" style:family="paragraph" style:parent-style-name="Body_20_Text">
      <style:paragraph-properties>
        <style:tab-stops>
          <style:tab-stop style:position="5.9925in" style:type="right"/>
        </style:tab-stops>
      </style:paragraph-properties>
      <style:text-properties fo:font-weight="bold" style:font-weight-asian="bold" style:font-weight-complex="bold"/>
    </style:style>
    <style:style style:name="P8" style:family="paragraph" style:parent-style-name="Body_20_Text">
      <style:paragraph-properties>
        <style:tab-stops>
          <style:tab-stop style:position="5.9925in" style:type="right"/>
        </style:tab-stops>
      </style:paragraph-properties>
    </style:style>
    <style:style style:name="T1" style:family="text">
      <style:text-properties style:text-underline-style="none"/>
    </style:style>
    <style:style style:name="T2" style:family="text">
      <style:text-properties fo:font-style="normal" style:font-style-asian="normal" style:font-style-complex="normal"/>
    </style:style>
    <style:style style:name="T3" style:family="text">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T4" style:family="text">
      <style:text-properties fo:font-weight="bold" style:font-weight-asian="bold" style:font-weight-complex="bold"/>
    </style:style>
    <style:style style:name="T5" style:family="text">
      <style:text-properties style:text-underline-style="none" fo:font-weight="bold" style:font-weight-asian="bold" style:font-weight-complex="bold"/>
    </style:style>
    <style:style style:name="T6" style:family="text" style:parent-style-name="Code_20_Inline">
      <style:text-properties fo:font-style="normal" style:font-style-asian="normal" style:font-style-complex="normal"/>
    </style:style>
    <style:style style:name="T7" style:family="text" style:parent-style-name="Code_20_Inline">
      <style:text-properties fo:font-weight="bold" style:font-weight-asian="bold" style:font-weight-complex="bold"/>
    </style:style>
    <number:number-style style:name="N0">
      <number:number number:min-integer-digits="1"/>
    </number:number-style>
  </office:automatic-styles>
  <office:body>
    <office:text>
      <office:forms form:automatic-focus="false" form:apply-design-mode="false"/>
      <text:tracked-changes>
        <text:changed-region text:id="ct1236400592">
          <text:insertion>
            <office:change-info>
              <dc:creator>Matthew Moodie</dc:creator>
              <dc:date>2006-07-24T15:48:00</dc:date>
            </office:change-info>
          </text:insertion>
        </text:changed-region>
        <text:changed-region text:id="ct1236400480">
          <text:insertion>
            <office:change-info>
              <dc:creator>Matthew Moodie</dc:creator>
              <dc:date>2006-07-24T16:51:00</dc:date>
            </office:change-info>
          </text:insertion>
        </text:changed-region>
        <text:changed-region text:id="ct1236399360">
          <text:insertion>
            <office:change-info>
              <dc:creator>Ray Lischner</dc:creator>
              <dc:date>2006-08-08T09:45:00</dc:date>
            </office:change-info>
          </text:insertion>
        </text:changed-region>
        <text:changed-region text:id="ct1236399248">
          <text:insertion>
            <office:change-info>
              <dc:creator>Matthew Moodie</dc:creator>
              <dc:date>2006-07-24T15:46:00</dc:date>
            </office:change-info>
          </text:insertion>
        </text:changed-region>
        <text:changed-region text:id="ct1236399136">
          <text:insertion>
            <office:change-info>
              <dc:creator>Matthew Moodie</dc:creator>
              <dc:date>2006-07-24T15:47:00</dc:date>
            </office:change-info>
          </text:insertion>
        </text:changed-region>
        <text:changed-region text:id="ct1236399024">
          <text:insertion>
            <office:change-info>
              <dc:creator>Ray Lischner</dc:creator>
              <dc:date>2006-08-08T13:20:00</dc:date>
            </office:change-info>
          </text:insertion>
        </text:changed-region>
        <text:changed-region text:id="ct1236398912">
          <text:insertion>
            <office:change-info>
              <dc:creator>Ray Lischner</dc:creator>
              <dc:date>2006-08-08T13:21:00</dc:date>
            </office:change-info>
          </text:insertion>
        </text:changed-region>
        <text:changed-region text:id="ct1236398800">
          <text:insertion>
            <office:change-info>
              <dc:creator>Matthew Moodie</dc:creator>
              <dc:date>2006-07-24T15:49:00</dc:date>
            </office:change-info>
          </text:insertion>
        </text:changed-region>
        <text:changed-region text:id="ct1236398688">
          <text:insertion>
            <office:change-info>
              <dc:creator>Ray Lischner</dc:creator>
              <dc:date>2006-08-08T13:21:00</dc:date>
            </office:change-info>
          </text:insertion>
        </text:changed-region>
        <text:changed-region text:id="ct1236398576">
          <text:deletion>
            <office:change-info>
              <dc:creator>Ray Lischner</dc:creator>
              <dc:date>2006-08-08T13:22:00</dc:date>
            </office:change-info>
            <text:p text:style-name="Body_20_Text">,</text:p>
          </text:deletion>
        </text:changed-region>
        <text:changed-region text:id="ct1236398464">
          <text:deletion>
            <office:change-info>
              <dc:creator>Matthew Moodie</dc:creator>
              <dc:date>2006-07-24T15:50:00</dc:date>
            </office:change-info>
            <text:p text:style-name="Body_20_Text">F</text:p>
          </text:deletion>
        </text:changed-region>
        <text:changed-region text:id="ct1236398352">
          <text:insertion>
            <office:change-info>
              <dc:creator>Matthew Moodie</dc:creator>
              <dc:date>2006-07-24T15:50:00</dc:date>
            </office:change-info>
          </text:insertion>
        </text:changed-region>
        <text:changed-region text:id="ct1233725884">
          <text:insertion>
            <office:change-info>
              <dc:creator>Ray Lischner</dc:creator>
              <dc:date>2006-08-08T13:22:00</dc:date>
            </office:change-info>
          </text:insertion>
        </text:changed-region>
        <text:changed-region text:id="ct1233725772">
          <text:deletion>
            <office:change-info>
              <dc:creator>Ray Lischner</dc:creator>
              <dc:date>2006-08-08T13:22:00</dc:date>
            </office:change-info>
            <text:p text:style-name="Body_20_Text">gw</text:p>
          </text:deletion>
        </text:changed-region>
        <text:changed-region text:id="ct1233725660">
          <text:insertion>
            <office:change-info>
              <dc:creator>Matthew Moodie</dc:creator>
              <dc:date>2006-07-24T15:51:00</dc:date>
            </office:change-info>
          </text:insertion>
        </text:changed-region>
        <text:changed-region text:id="ct1233725548">
          <text:insertion>
            <office:change-info>
              <dc:creator>Ray Lischner</dc:creator>
              <dc:date>2006-07-24T13:55:00</dc:date>
            </office:change-info>
          </text:insertion>
        </text:changed-region>
        <text:changed-region text:id="ct1233725436">
          <text:insertion>
            <office:change-info>
              <dc:creator>Ray Lischner</dc:creator>
              <dc:date>2006-07-24T13:57:00</dc:date>
            </office:change-info>
          </text:insertion>
        </text:changed-region>
        <text:changed-region text:id="ct1233724876">
          <text:insertion>
            <office:change-info>
              <dc:creator>Matthew Moodie</dc:creator>
              <dc:date>2006-07-24T15:53:00</dc:date>
            </office:change-info>
          </text:insertion>
        </text:changed-region>
        <text:changed-region text:id="ct1233725324">
          <text:insertion>
            <office:change-info>
              <dc:creator>Ray Lischner</dc:creator>
              <dc:date>2006-07-24T13:57:00</dc:date>
            </office:change-info>
          </text:insertion>
        </text:changed-region>
        <text:changed-region text:id="ct1233725212">
          <text:insertion>
            <office:change-info>
              <dc:creator>Ray Lischner</dc:creator>
              <dc:date>2006-07-24T13:58:00</dc:date>
            </office:change-info>
          </text:insertion>
        </text:changed-region>
        <text:changed-region text:id="ct1233725100">
          <text:deletion>
            <office:change-info>
              <dc:creator>Ray Lischner</dc:creator>
              <dc:date>2006-07-24T13:58:00</dc:date>
            </office:change-info>
            <text:p text:style-name="Body_20_Text_20_First">You might not understand all the compiler options yet. (I’d be surprised if you did.) But you need to get a feel for the complexity of the compiler and other tools, and you need to know how to use them.</text:p>
          </text:deletion>
        </text:changed-region>
        <text:changed-region text:id="ct1233724988">
          <text:deletion>
            <office:change-info>
              <dc:creator>Ray Lischner</dc:creator>
              <dc:date>2006-08-08T13:25:00</dc:date>
            </office:change-info>
            <text:p text:style-name="Body_20_Text">r</text:p>
          </text:deletion>
        </text:changed-region>
        <text:changed-region text:id="ct1254073016">
          <text:insertion>
            <office:change-info>
              <dc:creator>Ray Lischner</dc:creator>
              <dc:date>2006-08-09T12:15:00</dc:date>
            </office:change-info>
          </text:insertion>
        </text:changed-region>
        <text:changed-region text:id="ct1233723644">
          <text:deletion>
            <office:change-info>
              <dc:creator>Ray Lischner</dc:creator>
              <dc:date>2006-08-08T13:25:00</dc:date>
            </office:change-info>
            <text:p text:style-name="P1"><text:span text:style-name="T1"/></text:p>
            <text:p text:style-name="P2">Do you think that you will later wish that you had spent more time now becoming familiar with the documentation? ~SSS</text:p>
          </text:deletion>
        </text:changed-region>
        <text:changed-region text:id="ct1233723532">
          <text:insertion>
            <office:change-info>
              <dc:creator>Matthew Moodie</dc:creator>
              <dc:date>2006-07-24T16:38:00</dc:date>
            </office:change-info>
          </text:insertion>
        </text:changed-region>
        <text:changed-region text:id="ct1233723420">
          <text:insertion>
            <office:change-info>
              <dc:creator>Matthew Moodie</dc:creator>
              <dc:date>2006-07-24T16:39:00</dc:date>
            </office:change-info>
          </text:insertion>
        </text:changed-region>
        <text:changed-region text:id="ct1233726780">
          <text:insertion>
            <office:change-info>
              <dc:creator>Matthew Moodie</dc:creator>
              <dc:date>2006-07-24T15:56:00</dc:date>
            </office:change-info>
          </text:insertion>
        </text:changed-region>
        <text:changed-region text:id="ct1233726668">
          <text:deletion>
            <office:change-info>
              <dc:creator>Matthew Moodie</dc:creator>
              <dc:date>2006-07-24T15:56:00</dc:date>
            </office:change-info>
            <text:p text:style-name="Body_20_Text"><text:s/></text:p>
          </text:deletion>
        </text:changed-region>
        <text:changed-region text:id="ct1232985976">
          <text:insertion>
            <office:change-info>
              <dc:creator>Ray Lischner</dc:creator>
              <dc:date>2006-08-08T13:27:00</dc:date>
            </office:change-info>
          </text:insertion>
        </text:changed-region>
        <text:changed-region text:id="ct1232982056">
          <text:deletion>
            <office:change-info>
              <dc:creator>Matthew Moodie</dc:creator>
              <dc:date>2006-07-24T15:56:00</dc:date>
            </office:change-info>
            <text:p text:style-name="Table_20_Text">D</text:p>
          </text:deletion>
        </text:changed-region>
        <text:changed-region text:id="ct1232983400">
          <text:insertion>
            <office:change-info>
              <dc:creator>Matthew Moodie</dc:creator>
              <dc:date>2006-07-24T15:56:00</dc:date>
            </office:change-info>
          </text:insertion>
        </text:changed-region>
        <text:changed-region text:id="ct1232983512">
          <text:deletion>
            <office:change-info>
              <dc:creator>Ray Lischner</dc:creator>
              <dc:date>2006-08-08T13:28:00</dc:date>
            </office:change-info>
            <text:p text:style-name="Body_20_Text_20_First"><text:span text:style-name="Code_20_Inline">,</text:span></text:p>
          </text:deletion>
        </text:changed-region>
        <text:changed-region text:id="ct1232983624">
          <text:insertion>
            <office:change-info>
              <dc:creator>Ray Lischner</dc:creator>
              <dc:date>2006-08-08T13:28:00</dc:date>
            </office:change-info>
          </text:insertion>
        </text:changed-region>
        <text:changed-region text:id="ct1232983736">
          <text:deletion>
            <office:change-info>
              <dc:creator>Ray Lischner</dc:creator>
              <dc:date>2006-08-08T13:28:00</dc:date>
            </office:change-info>
            <text:p text:style-name="Body_20_Text_20_First"><text:span text:style-name="Code_20_Inline">,</text:span></text:p>
          </text:deletion>
        </text:changed-region>
        <text:changed-region text:id="ct1232983848">
          <text:insertion>
            <office:change-info>
              <dc:creator>Ray Lischner</dc:creator>
              <dc:date>2006-08-08T13:28:00</dc:date>
            </office:change-info>
          </text:insertion>
        </text:changed-region>
        <text:changed-region text:id="ct1232983960">
          <text:deletion>
            <office:change-info>
              <dc:creator>Ray Lischner</dc:creator>
              <dc:date>2006-08-08T13:28:00</dc:date>
            </office:change-info>
            <text:p text:style-name="Body_20_Text_20_First">and </text:p>
          </text:deletion>
        </text:changed-region>
        <text:changed-region text:id="ct1232984184">
          <text:insertion>
            <office:change-info>
              <dc:creator>Ray Lischner</dc:creator>
              <dc:date>2006-08-08T13:28:00</dc:date>
            </office:change-info>
          </text:insertion>
        </text:changed-region>
        <text:changed-region text:id="ct1232984296">
          <text:insertion>
            <office:change-info>
              <dc:creator>Ray Lischner</dc:creator>
              <dc:date>2006-08-08T13:29:00</dc:date>
            </office:change-info>
          </text:insertion>
        </text:changed-region>
        <text:changed-region text:id="ct1232984408">
          <text:insertion>
            <office:change-info>
              <dc:creator>Ray Lischner</dc:creator>
              <dc:date>2006-07-24T13:51:00</dc:date>
            </office:change-info>
          </text:insertion>
        </text:changed-region>
        <text:changed-region text:id="ct1232984520">
          <text:insertion>
            <office:change-info>
              <dc:creator>Ray Lischner</dc:creator>
              <dc:date>2006-07-24T13:51:00</dc:date>
            </office:change-info>
          </text:insertion>
        </text:changed-region>
        <text:changed-region text:id="ct1237605692">
          <text:insertion>
            <office:change-info>
              <dc:creator>Ray Lischner</dc:creator>
              <dc:date>2006-08-08T13:29:00</dc:date>
            </office:change-info>
          </text:insertion>
        </text:changed-region>
        <text:changed-region text:id="ct1237603788">
          <text:insertion>
            <office:change-info>
              <dc:creator>Ray Lischner</dc:creator>
              <dc:date>2006-08-08T13:30:00</dc:date>
            </office:change-info>
          </text:insertion>
        </text:changed-region>
        <text:changed-region text:id="ct1237604012">
          <text:insertion>
            <office:change-info>
              <dc:creator>Matthew Moodie</dc:creator>
              <dc:date>2006-07-24T16:40:00</dc:date>
            </office:change-info>
          </text:insertion>
        </text:changed-region>
        <text:changed-region text:id="ct1237602332">
          <text:insertion>
            <office:change-info>
              <dc:creator>Matthew Moodie</dc:creator>
              <dc:date>2006-07-24T16:40:00</dc:date>
            </office:change-info>
          </text:insertion>
        </text:changed-region>
        <text:changed-region text:id="ct1237603900">
          <text:insertion>
            <office:change-info>
              <dc:creator>Ray Lischner</dc:creator>
              <dc:date>2006-08-08T13:33:00</dc:date>
            </office:change-info>
          </text:insertion>
        </text:changed-region>
        <text:changed-region text:id="ct1237603228">
          <text:insertion>
            <office:change-info>
              <dc:creator>Matthew Moodie</dc:creator>
              <dc:date>2006-07-24T16:25:00</dc:date>
            </office:change-info>
          </text:insertion>
        </text:changed-region>
        <text:changed-region text:id="ct1237602668">
          <text:deletion>
            <office:change-info>
              <dc:creator>Matthew Moodie</dc:creator>
              <dc:date>2006-07-24T16:25:00</dc:date>
            </office:change-info>
            <text:p text:style-name="Body_20_Text"><text:s/></text:p>
          </text:deletion>
        </text:changed-region>
        <text:changed-region text:id="ct1235055188">
          <text:insertion>
            <office:change-info>
              <dc:creator>Matthew Moodie</dc:creator>
              <dc:date>2006-07-24T16:41:00</dc:date>
            </office:change-info>
          </text:insertion>
        </text:changed-region>
        <text:changed-region text:id="ct1235054852">
          <text:deletion>
            <office:change-info>
              <dc:creator>Ray Lischner</dc:creator>
              <dc:date>2006-08-08T13:34:00</dc:date>
            </office:change-info>
            <text:p text:style-name="Body_20_Text">try reinstalling them. C</text:p>
          </text:deletion>
        </text:changed-region>
        <text:changed-region text:id="ct1235055076">
          <text:insertion>
            <office:change-info>
              <dc:creator>Ray Lischner</dc:creator>
              <dc:date>2006-08-08T13:34:00</dc:date>
            </office:change-info>
          </text:insertion>
        </text:changed-region>
        <text:changed-region text:id="ct1235055300">
          <text:insertion>
            <office:change-info>
              <dc:creator>Ray Lischner</dc:creator>
              <dc:date>2006-08-08T13:34:00</dc:date>
            </office:change-info>
          </text:insertion>
        </text:changed-region>
        <text:changed-region text:id="ct1253659540">
          <text:insertion>
            <office:change-info>
              <dc:creator>Ray Lischner</dc:creator>
              <dc:date>2006-08-09T11:54:00</dc:date>
            </office:change-info>
          </text:insertion>
        </text:changed-region>
        <text:changed-region text:id="ct1253660212">
          <text:insertion>
            <office:change-info>
              <dc:creator>Ray Lischner</dc:creator>
              <dc:date>2006-08-09T11:55:00</dc:date>
            </office:change-info>
          </text:insertion>
        </text:changed-region>
        <text:changed-region text:id="ct1253660324">
          <text:insertion>
            <office:change-info>
              <dc:creator>Ray Lischner</dc:creator>
              <dc:date>2006-08-09T11:56:00</dc:date>
            </office:change-info>
          </text:insertion>
        </text:changed-region>
        <text:changed-region text:id="ct1235055412">
          <text:insertion>
            <office:change-info>
              <dc:creator>Ray Lischner</dc:creator>
              <dc:date>2006-08-08T13:36:00</dc:date>
            </office:change-info>
          </text:insertion>
        </text:changed-region>
        <text:changed-region text:id="ct1235055524">
          <text:insertion>
            <office:change-info>
              <dc:creator>Ray Lischner</dc:creator>
              <dc:date>2006-07-24T14:02:00</dc:date>
            </office:change-info>
          </text:insertion>
        </text:changed-region>
        <text:changed-region text:id="ct1235055636">
          <text:insertion>
            <office:change-info>
              <dc:creator>Ray Lischner</dc:creator>
              <dc:date>2006-07-24T14:03:00</dc:date>
            </office:change-info>
          </text:insertion>
        </text:changed-region>
        <text:changed-region text:id="ct1235055748">
          <text:insertion>
            <office:change-info>
              <dc:creator>Ray Lischner</dc:creator>
              <dc:date>2006-08-08T13:37:00</dc:date>
            </office:change-info>
          </text:insertion>
        </text:changed-region>
        <text:changed-region text:id="ct1235055972">
          <text:insertion>
            <office:change-info>
              <dc:creator>Ray Lischner</dc:creator>
              <dc:date>2006-07-24T14:03:00</dc:date>
            </office:change-info>
          </text:insertion>
        </text:changed-region>
        <text:changed-region text:id="ct1235057092">
          <text:deletion>
            <office:change-info>
              <dc:creator>Ray Lischner</dc:creator>
              <dc:date>2006-07-24T14:03:00</dc:date>
            </office:change-info>
            <text:p text:style-name="Body_20_Text">e</text:p>
          </text:deletion>
        </text:changed-region>
        <text:changed-region text:id="ct1235057204">
          <text:insertion>
            <office:change-info>
              <dc:creator>Ray Lischner</dc:creator>
              <dc:date>2006-07-24T14:03:00</dc:date>
            </office:change-info>
          </text:insertion>
        </text:changed-region>
        <text:changed-region text:id="ct1235057316">
          <text:deletion>
            <office:change-info>
              <dc:creator>Ray Lischner</dc:creator>
              <dc:date>2006-07-24T14:03:00</dc:date>
            </office:change-info>
            <text:p text:style-name="Body_20_Text">simply </text:p>
          </text:deletion>
        </text:changed-region>
        <text:changed-region text:id="ct1235057428">
          <text:insertion>
            <office:change-info>
              <dc:creator>Ray Lischner</dc:creator>
              <dc:date>2006-07-24T14:03:00</dc:date>
            </office:change-info>
          </text:insertion>
        </text:changed-region>
        <text:changed-region text:id="ct1235057540">
          <text:insertion>
            <office:change-info>
              <dc:creator>Ray Lischner</dc:creator>
              <dc:date>2006-07-24T14:04:00</dc:date>
            </office:change-info>
          </text:insertion>
        </text:changed-region>
        <text:changed-region text:id="ct1235057652">
          <text:insertion>
            <office:change-info>
              <dc:creator>Ray Lischner</dc:creator>
              <dc:date>2006-08-08T13:40:00</dc:date>
            </office:change-info>
          </text:insertion>
        </text:changed-region>
        <text:changed-region text:id="ct1235057764">
          <text:insertion>
            <office:change-info>
              <dc:creator>Ray Lischner</dc:creator>
              <dc:date>2006-08-08T13:41:00</dc:date>
            </office:change-info>
          </text:insertion>
        </text:changed-region>
        <text:changed-region text:id="ct1233952280">
          <text:insertion>
            <office:change-info>
              <dc:creator>Matthew Moodie</dc:creator>
              <dc:date>2006-07-24T16:43:00</dc:date>
            </office:change-info>
          </text:insertion>
        </text:changed-region>
        <text:changed-region text:id="ct1233951832">
          <text:insertion>
            <office:change-info>
              <dc:creator>Ray Lischner</dc:creator>
              <dc:date>2006-08-08T13:38:00</dc:date>
            </office:change-info>
          </text:insertion>
        </text:changed-region>
        <text:changed-region text:id="ct1235950112">
          <text:insertion>
            <office:change-info>
              <dc:creator>Ray Lischner</dc:creator>
              <dc:date>2006-08-08T13:40:00</dc:date>
            </office:change-info>
          </text:insertion>
        </text:changed-region>
        <text:changed-region text:id="ct1234543312">
          <text:deletion>
            <office:change-info>
              <dc:creator>Ray Lischner</dc:creator>
              <dc:date>2006-08-08T13:40:00</dc:date>
            </office:change-info>
            <text:p text:style-name="Body_20_Text_20_Cont"><text:s/>i</text:p>
          </text:deletion>
        </text:changed-region>
        <text:changed-region text:id="ct1234543424">
          <text:insertion>
            <office:change-info>
              <dc:creator>Matthew Moodie</dc:creator>
              <dc:date>2006-07-24T16:43:00</dc:date>
            </office:change-info>
          </text:insertion>
        </text:changed-region>
        <text:changed-region text:id="ct1234543536">
          <text:insertion>
            <office:change-info>
              <dc:creator>Matthew Moodie</dc:creator>
              <dc:date>2006-07-24T16:48:00</dc:date>
            </office:change-info>
          </text:insertion>
        </text:changed-region>
        <text:changed-region text:id="ct1234543648">
          <text:insertion>
            <office:change-info>
              <dc:creator>Matthew Moodie</dc:creator>
              <dc:date>2006-07-24T16:50:00</dc:date>
            </office:change-info>
          </text:insertion>
        </text:changed-region>
      </text:tracked-changes>
      <text:variable-decls>
        <text:variable-decl office:value-type="float" text:name="com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change-start text:change-id="ct1236400592"/><text:variable-set text:name="comment" office:value-type="float" office:value="1" style:data-style-name="N0">1</text:variable-set><text:change-end text:change-id="ct1236400592"/>Exploration 1</text:p>
      <text:p text:style-name="Chapter_20_Title">Honing Your Tools</text:p>
      <text:p text:style-name="Body_20_Text_20_First"><text:change-start text:change-id="ct1236400480"/><text:hidden-text text:condition="ooow:comment == 1" text:string-value="In this chapter all comments preceded by [FG] are the TR. The others are mine."/><text:change-end text:change-id="ct1236400480"/><text:change-start text:change-id="ct1236399360"/><text:hidden-text text:condition="ooow:" text:string-value="[RL]My responses begin with [RL]." text:is-hidden="true"/><text:change-end text:change-id="ct1236399360"/>Before you begin your exploration of the C++ landscape, you need some basic supplies: a text editor, a C++ compiler, a linker, and a debugger. You can acquire these tools separately or bundled, possibly as a package deal with an integrated development environment (IDE). Options abound regardless of your platform, operating system, and budget.</text:p>
      <text:p text:style-name="Body_20_Text">If you are taking a class, the teacher will provide the tools or dictate which tools to use. If you are working at an organization that already uses C++, you probably want to use their tools, so you can become familiar with them and their proper use. If you need to acquire your own tools, check out the book’s web site, <text:span text:style-name="Code_20_Inline">http://cpphelp.com/exploring/</text:span>. Tool versions and quality change too rapidly to provide details in this book, so you can find up-to-date suggestions on the web site. The following section gives some general advice.</text:p>
      <text:p text:style-name="Heading_20_1">Ray’s Recommendations</text:p>
      <text:p text:style-name="Body_20_Text_20_First">C++ is one of the most widely use programming languages in the world, second only to C (depending on how you measure “widely used”). Therefore, C++ tools abound for many hardware and software environments and at a wide variety of price points.</text:p>
      <text:p text:style-name="Body_20_Text">You can choose command-line tools, which are especially popular in UNIX and UNIX-like environments, or you can opt for an integrated development environment, which bundles all the tools into a single graphical <text:change-start text:change-id="ct1236399248"/>user interface (G<text:change-end text:change-id="ct1236399248"/>UI<text:change-start text:change-id="ct1236399136"/>)<text:change-end text:change-id="ct1236399136"/>. Choose whichever style you find most comfortable. Your programs won’t care what tools edit, compile, and link them.</text:p>
      <text:p text:style-name="Heading_20_2">Microsoft Windows</text:p>
      <text:p text:style-name="Body_20_Text_20_First">If you are working with Microsoft Windows, I recommend Microsoft’s Visual Studio. Be sure you have a current release of Visual Studio. In particular, the venerable Visual C++ 6.0 is obsolete and out-of-date. The current release as I write this is Visual Studio 2005. If you want a no-cost option, download Visual C++ Express from Microsoft’s web site (find a current link at <text:span text:style-name="Code_20_Inline">http://cpphelp.com</text:span>)<text:change-start text:change-id="ct1236399024"/>, or for an open-source solution, download MinGW, which is a port of the p<text:change-end text:change-id="ct1236399024"/><text:change-start text:change-id="ct1236398912"/>opular GNU compiler to Windows<text:change-end text:change-id="ct1236398912"/>. <text:change-start text:change-id="ct1236398800"/><text:hidden-text text:condition="ooow:comment == 1" text:string-value="[FG] I think you might reconsider this recommendation. It is fine for an experienced programmer. However I would move MinGW up the list. The problem is that in my experience all the added bits and pieces in Visual Studio trip up the newcomer repeatedly. Note that JGrasp is an excellent cross platform IDE for anyone who is willing to write or edit a makefile (necessary currently for multi-file C++ programs)"/><text:change-end text:change-id="ct1236398800"/></text:p>
      <text:p text:style-name="Body_20_Text">Note that C++/CLI is not the same as C++. It is a new language that Microsoft invented to help integrate C++ into the .NET environment. That’s why they chose a name that incorporates C++, just as the name C++ derives from the name C, while being a distinct language from C. This book covers standard C++ and nothing else.<text:change-start text:change-id="ct1236398688"/> If you decide to use Visual Studio, take care that you work with C++, not C++/CLI or Managed C++ (the predecessor to C++/CLI).<text:change-end text:change-id="ct1236398688"/></text:p>
      <text:p text:style-name="Body_20_Text">Visual Studio includes a number of doodads, froo-froos, and whatnot that are unimportant for your core task of learning C++. Perhaps you will need to use ATL, MFC, or .NET<text:change text:change-id="ct1236398576"/> for your job, but for now, you can ignore all that. All you need is the C++ compiler and standard library.</text:p>
      <text:p text:style-name="Body_20_Text">If you prefer a <text:change text:change-id="ct1236398464"/><text:change-start text:change-id="ct1236398352"/>f<text:change-end text:change-id="ct1236398352"/>ree (as in speech) solution, the GNU compiler collection is available on Windows. Choose the Cygwin distribution, which includes a nearly complete UNIX-like environment, or Min<text:change-start text:change-id="ct1233725884"/>GW<text:change-end text:change-id="ct1233725884"/><text:change text:change-id="ct1233725772"/>, which is much smaller and might be easier to manage. In both cases, you get a good C++ compiler and library.<text:change-start text:change-id="ct1233725660"/><text:hidden-text text:condition="ooow:comment == 1" text:string-value="I think you should provide the URL for this as well."/><text:change-end text:change-id="ct1233725660"/><text:change-start text:change-id="ct1233725548"/> The book’s web site has links with helpful hints on installing and using these tools.<text:change-end text:change-id="ct1233725548"/></text:p>
      <text:p text:style-name="Heading_20_2">Macintosh OS 9 and earlier</text:p>
      <text:p text:style-name="Body_20_Text_20_First">If you are stuck using an old Macintosh, download the no-cost Macintosh Programmer’s Workbench from Apple’s web site (link at <text:span text:style-name="Code_20_Inline">http://cpphelp.com</text:span>).</text:p>
      <text:p text:style-name="Heading_20_2">Everyone else</text:p>
      <text:p text:style-name="Body_20_Text_20_First">I recommend the GNU compiler collection (GCC). The C++ compiler is called <text:span text:style-name="T2">g++</text:span>. Linux and BSD distributions typically come with GCC, but you might need to make sure you install the necessary developer packages. Be sure you have a recent release (version 3.4 or later) of GCC.</text:p>
      <text:p text:style-name="Body_20_Text">Mac OS X also uses GCC. For a no-cost IDE, download Xcode from Apple’s web site (link at <text:span text:style-name="Code_20_Inline">http://cpphelp.com</text:span>).</text:p>
      <text:p text:style-name="Body_20_Text">Some hardware vendors (Sun, HP, etc.) offer a commercial compiler specifically for their hardware. This compiler might offer better optimization than GCC, but might not conform to the C++ standard as well as GCC. At least while you work through the exercises in this book, I recommend GCC. If you already have the vendor’s compiler installed, and don’t want to bother installing yet another compiler, go ahead and uses the vendor’s compiler. If it ever trips over an example in this book, however, be prepared to install GCC.</text:p>
      <text:p text:style-name="Body_20_Text">If you are using an Intel hardware platform, Intel’s compiler is excellent and available at no cost for non-commercial use. Visit the book’s web site for a current link.</text:p>
      <text:p text:style-name="Body_20_Text">If you want to use an IDE, choose from Eclipse, KDevelop, Anjuta, and others. The book’s web site has an up-to-date list.</text:p>
      <text:p text:style-name="Heading_20_1">Read the Documentation</text:p>
      <text:p text:style-name="Body_20_Text_20_First">Now that you have your tools, take some time to read the product documentation<text:change-start text:change-id="ct1233725436"/>, especially the Getting Started section<text:change-end text:change-id="ct1233725436"/>. Really. I mean it. <text:change-start text:change-id="ct1233724876"/><text:hidden-text text:condition="ooow:comment == 1" text:string-value="[FG] I know you mean it, but in practice very few if any are going to read the whole product documentation. I think you need more targetted advice such as: 'Make sure that you read through enough of the introductory documentation so that you can use the tools for simple projects. In addition skim the rest to get some idea as to the other features provided by the tools. In this way you will know when it is time to go looking in more detail.'"/><text:change-end text:change-id="ct1233724876"/><text:change-start text:change-id="ct1233725324"/>Look for tutorials and <text:span text:style-name="T3">other</text:span> quick introductions that will help you get up to speed with your tools. If you are using an IDE, you especially need to know how to create simple command-line projects<text:change-end text:change-id="ct1233725324"/><text:change-start text:change-id="ct1233725212"/>.<text:change-end text:change-id="ct1233725212"/><text:change text:change-id="ct1233725100"/></text:p>
      <text:p text:style-name="Body_20_Text">IDEs typically require you<text:change text:change-id="ct1233724988"/> to create a project, workspace, or some other envelope or wrapper before you can actually write a C++ program. You need to know how to do this, and I can’t help you because every IDE is different. If you have a choice of project templates, choose “console,” “command-line,” “terminal”, <text:change-start text:change-id="ct1254073016"/>“C++ Tool,” <text:change-end text:change-id="ct1254073016"/>or some project with a similar name.</text:p>
      <text:p text:style-name="Production">Let’s say that ~SSS should be 1 inch long unless I insert a Production comment otherwise.</text:p>
      <text:p text:style-name="P2">How long did it take you to read the documentation for your compiler and other tools? ~SSS</text:p>
      <text:p text:style-name="P1"><text:span text:style-name="T4">Was that too much time, too little time, or just right? </text:span><text:span text:style-name="T5">~SSS</text:span><text:change text:change-id="ct1233723644"/><text:change-start text:change-id="ct1233723532"/><text:span text:style-name="T4"><text:hidden-text text:condition="ooow:comment == 1" text:string-value="[FG] I do not understand this. I think a more relevant dialogue should go here."/></text:span><text:change-end text:change-id="ct1233723532"/></text:p>
      <text:p text:style-name="Body_20_Text">The C++ language is subject to an international standard. Every compiler (more or less) adheres to that standard, but also throws in some non-standard extras. These extras can be useful—even necessary—for certain projects, but for this book, you need to make sure you use only standard C++. Most compilers can turn off their extensions. Even if you didn’t read the documentation before, do so now to find out which options you need to enable in order to compile standard C++ and only standard C++.<text:change-start text:change-id="ct1233723420"/><text:hidden-text text:condition="ooow:comment == 1" text:string-value="[FG] and it will be helpful if the book's website documents the appropriate actions for the common compilers and versions"/><text:change-end text:change-id="ct1233723420"/></text:p>
      <text:p text:style-name="P4">Write down the options, for future reference.</text:p>
      <text:p text:style-name="Body_20_Text">~LLL</text:p>
      <text:p text:style-name="Body_20_Text">~LLL</text:p>
      <text:p text:style-name="Body_20_Text">~LLL</text:p>
      <text:p text:style-name="Body_20_Text">You might have missed some of the options; they can be obscure. To help you, Table 1-1 lists the options you need for Microsoft Visual C++’s command<text:change-start text:change-id="ct1233726780"/>-<text:change-end text:change-id="ct1233726780"/><text:change text:change-id="ct1233726668"/>line compiler and for g++.<text:change-start text:change-id="ct1232985976"/> The book’s web site has suggestions for some other popular compilers.<text:change-end text:change-id="ct1232985976"/> If you are using an IDE, look through the project options or properties to find the equivalents.</text:p>
      <text:p text:style-name="Table_20_Caption">Table 1-1. Compiler options for standard C++</text:p>
      <table:table table:name="Table1" table:style-name="Table1">
        <table:table-column table:style-name="Table1.A"/>
        <table:table-column table:style-name="Table1.B"/>
        <table:table-header-rows>
          <table:table-row>
            <table:table-cell office:value-type="string">
              <text:p text:style-name="Table_20_Head">Compiler</text:p>
            </table:table-cell>
            <table:table-cell office:value-type="string">
              <text:p text:style-name="Table_20_Head">Options</text:p>
            </table:table-cell>
          </table:table-row>
        </table:table-header-rows>
        <table:table-row>
          <table:table-cell office:value-type="string">
            <text:p text:style-name="P5">Visual C++ command line</text:p>
          </table:table-cell>
          <table:table-cell office:value-type="string">
            <text:p text:style-name="Table_20_Text"><text:span text:style-name="T6">/EHsc /Za</text:span></text:p>
          </table:table-cell>
        </table:table-row>
        <table:table-row>
          <table:table-cell office:value-type="string">
            <text:p text:style-name="Table_20_Text">Visual C++ IDE</text:p>
          </table:table-cell>
          <table:table-cell office:value-type="string">
            <text:p text:style-name="Table_20_Text">Enable C++ exceptions, <text:change text:change-id="ct1232982056"/><text:change-start text:change-id="ct1232983400"/>d<text:change-end text:change-id="ct1232983400"/>isable language extensions</text:p>
          </table:table-cell>
        </table:table-row>
        <table:table-row>
          <table:table-cell office:value-type="string">
            <text:p text:style-name="P6">g++</text:p>
          </table:table-cell>
          <table:table-cell office:value-type="string">
            <text:p text:style-name="Table_20_Text_20_Last"><text:span text:style-name="T6">-pedantic -ansi</text:span></text:p>
          </table:table-cell>
        </table:table-row>
      </table:table>
      <text:p text:style-name="Heading_20_1">Your First Program</text:p>
      <text:p text:style-name="Body_20_Text_20_First">Now that you have your tools, it’s time to start. Fire up your favorite text editor or your C++ IDE and start your first project or create a new file. Name this file <text:span text:style-name="Code_20_Inline">list0101.cpp</text:span>, short for Listing 1-1. Several different file name extensions are popular for C++ programs. I like to use <text:span text:style-name="Code_20_Inline">.cpp</text:span>, where the “p” means “plus.” Other common extensions are <text:span text:style-name="Code_20_Inline">.</text:span><text:span text:style-name="Code_20_Inline"><text:span text:style-name="Code_20_Inline">c</text:span></text:span><text:span text:style-name="Code_20_Inline">xx</text:span><text:change text:change-id="ct1232983512"/><text:change-start text:change-id="ct1232983624"/> and<text:change-end text:change-id="ct1232983624"/> <text:span text:style-name="Code_20_Inline">.</text:span><text:span text:style-name="Code_20_Inline"><text:span text:style-name="Code_20_Inline">c</text:span></text:span><text:span text:style-name="Code_20_Inline">c</text:span><text:change text:change-id="ct1232983736"/><text:change-start text:change-id="ct1232983848"/>.<text:change-end text:change-id="ct1232983848"/> <text:change text:change-id="ct1232983960"/><text:change-start text:change-id="ct1232984184"/>Some compilers recog<text:change-end text:change-id="ct1232984184"/><text:change-start text:change-id="ct1232984296"/>nize<text:change-end text:change-id="ct1232984296"/><text:change-start text:change-id="ct1232984408"/> <text:change-end text:change-id="ct1232984408"/><text:span text:style-name="Code_20_Inline">.C</text:span><text:change-start text:change-id="ct1232984520"/> <text:change-end text:change-id="ct1232984520"/><text:change-start text:change-id="ct1237605692"/>as a C++ file extension, but I don’t recommend using it because it is too easy to confuse with <text:span text:style-name="Code_20_Inline">.c</text:span>, the default extension for C programs. Many desktop enviro<text:change-end text:change-id="ct1237605692"/><text:change-start text:change-id="ct1237603788"/>nments do not distinguish between uppercase and lowercase file names, which further compounds the problem<text:change-end text:change-id="ct1237603788"/>. <text:change-start text:change-id="ct1237604012"/><text:hidden-text text:condition="ooow:comment == 1" text:string-value="[FG] readers need to be warned that that extension will trigger a c compiler on several IDEs with problematic results."/><text:change-end text:change-id="ct1237604012"/>Pick your favorite and stick with it. Type in the text of Listing 1-1. (With one exception, you can download all the code listings from the book’s web site. Listing 1-1 is that exception. I want you to get used to typing C++ code in your text editor.)</text:p>
      <text:p text:style-name="Code_20_Caption">Listing 1-1. Your first C++ program.</text:p>
      <text:p text:style-name="Code">/// Sort the standard input alphabetically.</text:p>
      <text:p text:style-name="Code">/// Read lines of text, sort them, and print the results to the standard output.</text:p>
      <text:p text:style-name="Code">/// If the command line names a file, read from that file. Otherwise, read from</text:p>
      <text:p text:style-name="Code">/// the standard input. The entire input is stored in memory, so don’t try</text:p>
      <text:p text:style-name="Code">/// this with input files that exceed available RAM.</text:p>
      <text:p text:style-name="Code"/>
      <text:p text:style-name="Code">#include &lt;algorithm&gt;</text:p>
      <text:p text:style-name="Code">#include &lt;fstream&gt;</text:p>
      <text:p text:style-name="Code">#include &lt;iostream&gt;</text:p>
      <text:p text:style-name="Code">#include &lt;iterator&gt;</text:p>
      <text:p text:style-name="Code">#include &lt;ostream&gt;</text:p>
      <text:p text:style-name="Code">#include &lt;string&gt;</text:p>
      <text:p text:style-name="Code">#include &lt;vector&gt;</text:p>
      <text:p text:style-name="Code"/>
      <text:p text:style-name="Code">void read(std::istream&amp; in, std::vector&lt;std::string&gt;&amp; text)</text:p>
      <text:p text:style-name="Code">{</text:p>
      <text:p text:style-name="Code"><text:s text:c="3"/>std::string line;</text:p>
      <text:p text:style-name="Code"><text:s text:c="3"/>while (std::getline(in, line))</text:p>
      <text:p text:style-name="Code"><text:s text:c="7"/>text.push_back(line);</text:p>
      <text:p text:style-name="Code">}</text:p>
      <text:p text:style-name="Code"/>
      <text:p text:style-name="Code">int main(int argc, char* argv[])</text:p>
      <text:p text:style-name="Code">{</text:p>
      <text:p text:style-name="Code"><text:s text:c="3"/>// Part 1. Read the entire input into text. If the command line names a file,</text:p>
      <text:p text:style-name="Code"><text:s text:c="3"/>// read that file. Otherwise, read the standard input.</text:p>
      <text:p text:style-name="Code"><text:s text:c="3"/>std::vector&lt;std::string&gt; text; ///&lt; Store the lines of text here</text:p>
      <text:p text:style-name="Code"><text:s text:c="3"/>if (argc &lt; 2)</text:p>
      <text:p text:style-name="Code"><text:s text:c="5"/>read(std::cin, text);</text:p>
      <text:p text:style-name="Code"><text:s text:c="3"/>else</text:p>
      <text:p text:style-name="Code"><text:s text:c="3"/>{</text:p>
      <text:p text:style-name="Code"><text:s text:c="6"/>std::ifstream in(argv[1]);</text:p>
      <text:p text:style-name="Code"><text:s text:c="6"/>if (! in)</text:p>
      <text:p text:style-name="Code"><text:s text:c="6"/>{</text:p>
      <text:p text:style-name="Code"><text:s text:c="9"/>std::perror(argv[1]);<text:change-start text:change-id="ct1237602332"/><text:hidden-text text:condition="ooow:comment == 1" text:string-value="[FG] ERROR: there is no such function in Standard C++. perror is a POSIX function. There are alternatives in C++ see the C++ Standard Library page 125 or Standard C++ IO and Locales page 266 an following. However I would suggest you just wrote s imple message here because the complexity of facets is rather high even for experts."/><text:change-end text:change-id="ct1237602332"/><text:change-start text:change-id="ct1237603900"/><text:hidden-text text:condition="ooow:" text:string-value="[RL]No, std::perror is declared in &lt;cstdio&gt;. See section 27.8.2, Table 94." text:is-hidden="true"/><text:change-end text:change-id="ct1237603900"/></text:p>
      <text:p text:style-name="Code"><text:s text:c="9"/>return EXIT_FAILURE;</text:p>
      <text:p text:style-name="Code"><text:s text:c="6"/>}</text:p>
      <text:p text:style-name="Code"><text:s text:c="6"/>read(in, text);</text:p>
      <text:p text:style-name="Code"><text:s text:c="3"/>}</text:p>
      <text:p text:style-name="Code"/>
      <text:p text:style-name="Code"><text:s text:c="3"/>// Part 2. Sort the text.</text:p>
      <text:p text:style-name="Code"><text:s text:c="3"/>std::sort(text.begin(), text.end());</text:p>
      <text:p text:style-name="Code"><text:s/></text:p>
      <text:p text:style-name="Code"><text:s text:c="3"/>// Part 3. Print the sorted text.</text:p>
      <text:p text:style-name="Code"><text:s text:c="3"/>std::copy(text.begin(), text.end(),</text:p>
      <text:p text:style-name="Code"><text:s text:c="13"/>std::ostream_iterator&lt;std::string&gt;(std::cout, "\n"));</text:p>
      <text:p text:style-name="Code">}</text:p>
      <text:p text:style-name="Body_20_Text_20_Cont">No doubt, some of this code is gibberish to you. That’s okay. The comments describe the program, which is a simple sort utility. The point of this exercise is not to understand C++, but to make sure you can use your tools properly. I could have started with a trivial, “Hello, world” type of program, but that touches only a tiny fraction of the language and library. This program, being slightly more complex, does a better job at revealing possible installation or other problems with your tools.</text:p>
      <text:p text:style-name="Body_20_Text">Now go back and double-check your source code. Make sure you entered everything correctly.</text:p>
      <text:p text:style-name="P2">Did you actually double-check the program<text:span text:style-name="T1">? ~SSS</text:span></text:p>
      <text:p text:style-name="P7">Did you find any typos that needed correcting? ~SSS</text:p>
      <text:p text:style-name="Body_20_Text">To err is human, and there is no shame in typographical errors. We all make them. Go back and recheck your program.</text:p>
      <text:p text:style-name="Body_20_Text">Now compile your program. If you are using an IDE, find the Compile or Build button or menu item. If you are using command<text:change-start text:change-id="ct1237603228"/>-<text:change-end text:change-id="ct1237603228"/><text:change text:change-id="ct1237602668"/>line tools, be sure to link the program, too. For historical (or hysterical) reasons, UNIX tools such as g++ typically produce an executable program named <text:span text:style-name="T6">a.out</text:span>. You should rename it to something more useful, or use the <text:span text:style-name="Code_20_Inline">-o</text:span> option to name an output file. Table 1-2 shows sample command lines to use for Visual C++ and g++.</text:p>
      <text:p text:style-name="Table_20_Caption">Table 1-2. Sample command lines to compiler <text:span text:style-name="Code_20_Inline">list0101.cpp</text:span>.</text:p>
      <table:table table:name="Table2" table:style-name="Table2">
        <table:table-column table:style-name="Table2.A"/>
        <table:table-column table:style-name="Table2.B"/>
        <table:table-row>
          <table:table-cell office:value-type="string">
            <text:p text:style-name="Table_20_Head">Compiler</text:p>
          </table:table-cell>
          <table:table-cell office:value-type="string">
            <text:p text:style-name="Table_20_Head">Command Line</text:p>
          </table:table-cell>
        </table:table-row>
        <table:table-row>
          <table:table-cell office:value-type="string">
            <text:p text:style-name="Table_20_Text">Visual C++</text:p>
          </table:table-cell>
          <table:table-cell office:value-type="string">
            <text:p text:style-name="Table_20_Text"><text:span text:style-name="Code_20_Inline">cl /EHsc /Za </text:span><text:span text:style-name="Code_20_Inline"><text:span text:style-name="Code_20_Inline">list01</text:span></text:span><text:span text:style-name="Code_20_Inline">01.cpp</text:span></text:p>
          </table:table-cell>
        </table:table-row>
        <table:table-row>
          <table:table-cell office:value-type="string">
            <text:p text:style-name="Table_20_Text_20_Last">g++</text:p>
          </table:table-cell>
          <table:table-cell office:value-type="string">
            <text:p text:style-name="Table_20_Text_20_Last"><text:span text:style-name="Code_20_Inline">g++ -o </text:span><text:span text:style-name="Code_20_Inline"><text:span text:style-name="Code_20_Inline">list01</text:span></text:span><text:span text:style-name="Code_20_Inline">01 -pedantic -ansi </text:span><text:span text:style-name="Code_20_Inline"><text:span text:style-name="Code_20_Inline">list01</text:span></text:span><text:span text:style-name="Code_20_Inline">01.cpp</text:span></text:p>
          </table:table-cell>
        </table:table-row>
      </table:table>
      <text:p text:style-name="Body_20_Text">If you get any errors from the compiler,<text:change-start text:change-id="ct1235055188"/><text:hidden-text text:condition="ooow:comment == 1" text:string-value="[FG] until you change the code, not getting an error is cause for concern because the compiler is using an extension to provide POSIX functions such as perror(). Rather worse is that the extension has been placed in the std namespace."/><text:change-end text:change-id="ct1235055188"/> it means you made a mistake entering the source code; the compiler, linker, or C++ library has not been installed correctly; or the compiler, linker, or library does not conform to the C++ standard and so are unsuitable for use with this book. Triple-check that you entered the text correctly. If you are confident that the error lies with the tools and not with you, <text:change text:change-id="ct1235054852"/><text:change-start text:change-id="ct1235055076"/>c<text:change-end text:change-id="ct1235055076"/>heck the date of publication. If the tools predate 1998, discard them immediately. They predate the standard and so, by definition, they cannot conform to the standard. The quality of C++ tools has improved tremendously in the last few years; I recommend discarding any tools that predate 2003.<text:change-start text:change-id="ct1235055300"/> If the tools are recent, you might try the old trick of reinstalling them.<text:change-end text:change-id="ct1235055300"/></text:p>
      <text:p text:style-name="Body_20_Text">If all else fails, try a different set of tools. Download the current release of GCC or Visual Studio Express. You might need to use these tools for this book, even if you must revert to some crufty, rusty, old tools for your job.</text:p>
      <text:p text:style-name="Body_20_Text">Successful compilation is one thing, but successful execution is another. How you invoke the program depends on the operating system. In a GUI environment, you will need a console or terminal window where you can type a command line. You might need to type the complete path to the executable file, or just the program name; again, it depends on your operating system. When you run the program, it reads numbers from the standard input stream, which means whatever you type, the program reads. You then need to tell the program you are done by pressing the magic keystrokes for end-of-file. On most UNIX-like operating systems, type Control+D. On Windows, type Control+Z.<text:change-start text:change-id="ct1253659540"/></text:p>
      <text:p text:style-name="Body_20_Text">Running a console application from an IDE is sometimes tricky. If you aren’t careful, <text:change-end text:change-id="ct1253659540"/><text:change-start text:change-id="ct1253660212"/>the IDE might close the program’s window before you have a chance to see any of its output. You need to ensure the window sticks around. Some IDEs (such as Visual Studio and KDevelop) automatically keep the window around, asking you to press a final Enter key before it closes the window.</text:p>
      <text:p text:style-name="Body_20_Text">If the IDE doesn’t keep the window open automatically, and you can’t find any option or setting to keep the window open, you can force the issue by setting a breakpoint <text:change-end text:change-id="ct1253660212"/><text:change-start text:change-id="ct1253660324"/>on the program’s closing curly brace, or the nearest statement where the debugger will let you set a breakpoint.<text:change-end text:change-id="ct1253660324"/></text:p>
      <text:p text:style-name="Body_20_Text">Knowing how to run the program is one thing; another is to know what numbers to type so you can test the program effectively. <text:span text:style-name="T4">How would you test </text:span><text:span text:style-name="T7">list0101</text:span><text:span text:style-name="T4"> to ensure it is running correctly?</text:span></text:p>
      <text:p text:style-name="P8">~LLL</text:p>
      <text:p text:style-name="P8">~LLL</text:p>
      <text:p text:style-name="P8">~LLL</text:p>
      <text:p text:style-name="P8">~LLL</text:p>
      <text:p text:style-name="P8">~LLL</text:p>
      <text:p text:style-name="P8">Okay, do it. <text:span text:style-name="T4">Does the program run correctly? ~SSS</text:span></text:p>
      <text:p text:style-name="Body_20_Text">There, that was easy, wasn’t it? You should try several different sequences. Run the program with no input at all. Try it with one number. Try it with two that are already in order and two numbers that are in reverse order. Try a lot of numbers, in order. Try a lot of numbers in random order. Try a lot of numbers in reverse order.</text:p>
      <text:p text:style-name="Body_20_Text">Before you finish this exploration, I have one more exercise. This time, the source file is more complicated. <text:change-start text:change-id="ct1235055412"/>It was written by a professional stunt programmer. Do not attempt to read this program, even with adult supervision. <text:change-end text:change-id="ct1235055412"/><text:change-start text:change-id="ct1235055524"/>Don’t try to make any sense of the program<text:change-end text:change-id="ct1235055524"/><text:change-start text:change-id="ct1235055636"/>. <text:change-end text:change-id="ct1235055636"/><text:change-start text:change-id="ct1235055748"/>Above all, don’t emulate the programming style used in this program. <text:change-end text:change-id="ct1235055748"/>Th<text:change-start text:change-id="ct1235055972"/>is<text:change-end text:change-id="ct1235055972"/><text:change text:change-id="ct1235057092"/> exercise is <text:change-start text:change-id="ct1235057204"/>not for you, but for your tools: <text:change-end text:change-id="ct1235057204"/><text:change text:change-id="ct1235057316"/>to see whether your compiler can correctly compile this program<text:change-start text:change-id="ct1235057428"/> and that your library implementation has the necessary <text:change-end text:change-id="ct1235057428"/><text:change-start text:change-id="ct1235057540"/>parts of the standard library<text:change-end text:change-id="ct1235057540"/>. It’s not a severe torture test for a compiler, but it does touch on a few advanced C++ features.<text:change-start text:change-id="ct1235057652"/></text:p>
      <text:p text:style-name="Body_20_Text">So don’t even bother trying to read the code. Just download the file <text:span text:style-name="Code_20_Inline">list0102.cpp</text:span> from the book’s web site and try to compile and link it with your tools.<text:change-end text:change-id="ct1235057652"/> <text:change-start text:change-id="ct1235057764"/>(I include the full text of the program only for readers who lack convenient Internet access.) <text:change-end text:change-id="ct1235057764"/>If your compiler cannot compile and run Listing 1-2 correctly, you need to replace it (your compiler, not the program). You might be able to squeak by in the early lessons, but by the end of the book, you will be writing some fairly complicated programs, and you need a compiler that is up to the task. (By the way, Listing 1-2 pretty much does the same thing as Listing 1-1.)</text:p>
      <text:p text:style-name="Code_20_Caption">Listing 1-2. Testing your compiler</text:p>
      <text:p text:style-name="Code">/// Sort the standard input alphabetically.</text:p>
      <text:p text:style-name="Code">/// Read lines of text, sort them, and print the results to the standard output.</text:p>
      <text:p text:style-name="Code">/// If the command line names a file, read from that file. Otherwise, read from</text:p>
      <text:p text:style-name="Code">/// the standard input. The entire input is stored in memory, so don’t try</text:p>
      <text:p text:style-name="Code">/// this with input files that exceed available RAM.</text:p>
      <text:p text:style-name="Code">///</text:p>
      <text:p text:style-name="Code">/// Comparison uses a locale named on the command line, or the default, unnamed</text:p>
      <text:p text:style-name="Code">/// locale if no locale is named on the command line.</text:p>
      <text:p text:style-name="Code"/>
      <text:p text:style-name="Code">#include &lt;algorithm&gt;</text:p>
      <text:p text:style-name="Code">#include &lt;cstdlib&gt;</text:p>
      <text:p text:style-name="Code">#include &lt;fstream&gt;</text:p>
      <text:p text:style-name="Code">#include &lt;iostream&gt;</text:p>
      <text:p text:style-name="Code">#include &lt;iterator&gt;</text:p>
      <text:p text:style-name="Code">#include &lt;locale&gt;</text:p>
      <text:p text:style-name="Code">#include &lt;ostream&gt;</text:p>
      <text:p text:style-name="Code">#include &lt;string&gt;</text:p>
      <text:p text:style-name="Code">#include &lt;vector&gt;</text:p>
      <text:p text:style-name="Code"/>
      <text:p text:style-name="Code">/// Read lines of text from @p in to @p iter. Lines are appended to @p iter.</text:p>
      <text:p text:style-name="Code">/// @param in the input stream</text:p>
      <text:p text:style-name="Code">/// @param iter an output iterator</text:p>
      <text:p text:style-name="Code">template&lt;class Ch, class Tr, class OutIter&gt;</text:p>
      <text:p text:style-name="Code">void read(std::basic_istream&lt;Ch,Tr&gt;&amp; in, OutIter iter)</text:p>
      <text:p text:style-name="Code">{</text:p>
      <text:p text:style-name="Code"><text:s text:c="4"/>std::basic_string&lt;Ch,Tr&gt; line;</text:p>
      <text:p text:style-name="Code"><text:s text:c="4"/>while (std::getline(in, line))</text:p>
      <text:p text:style-name="Code"><text:s text:c="4"/>{</text:p>
      <text:p text:style-name="Code"><text:s text:c="8"/>*iter = line;</text:p>
      <text:p text:style-name="Code"><text:s text:c="8"/>++iter;</text:p>
      <text:p text:style-name="Code"><text:s text:c="4"/>}</text:p>
      <text:p text:style-name="Code">}</text:p>
      <text:p text:style-name="Code"/>
      <text:p text:style-name="Code">/// Sorter function object.</text:p>
      <text:p text:style-name="Code">/// Parameterize the class with the character type used for strings.</text:p>
      <text:p text:style-name="Code">/// The sorter object caches a locale and its @c collate facet, to use for</text:p>
      <text:p text:style-name="Code">/// comparing strings.</text:p>
      <text:p text:style-name="Code">template&lt;typename Ch&gt;</text:p>
      <text:p text:style-name="Code">class sorter</text:p>
      <text:p text:style-name="Code">{</text:p>
      <text:p text:style-name="Code">public:</text:p>
      <text:p text:style-name="Code"><text:s text:c="4"/>/// Construct the sorter object, caching the locale that has the given name.</text:p>
      <text:p text:style-name="Code"><text:s text:c="4"/>/// @param locname The name of the locale to cache.</text:p>
      <text:p text:style-name="Code"><text:s text:c="4"/>sorter(Ch const* locname) :</text:p>
      <text:p text:style-name="Code"><text:s text:c="8"/>loc_(std::locale(locname)),</text:p>
      <text:p text:style-name="Code"><text:s text:c="8"/>collate_(std::use_facet&lt;std::collate&lt;Ch&gt; &gt;(loc_))</text:p>
      <text:p text:style-name="Code"><text:s text:c="4"/>{}</text:p>
      <text:p text:style-name="Code"><text:s text:c="4"/>/// Construct a default sorter object, using the global locale.</text:p>
      <text:p text:style-name="Code"><text:s text:c="4"/>sorter() :</text:p>
      <text:p text:style-name="Code"><text:s text:c="8"/>loc_(std::locale()),</text:p>
      <text:p text:style-name="Code"><text:s text:c="8"/>collate_(std::use_facet&lt;std::collate&lt;Ch&gt; &gt;(loc_))</text:p>
      <text:p text:style-name="Code"><text:s text:c="4"/>{}</text:p>
      <text:p text:style-name="Code"><text:s text:c="4"/>/// Compare for less-than, for use as a comparison predicate with any</text:p>
      <text:p text:style-name="Code"><text:s text:c="4"/>/// standard algorithm.</text:p>
      <text:p text:style-name="Code"><text:s text:c="4"/>/// @param lhs left-hand side operand</text:p>
      <text:p text:style-name="Code"><text:s text:c="4"/>/// @param rhs right-hand side operand</text:p>
      <text:p text:style-name="Code"><text:s text:c="4"/>/// @return true if @p lhs &lt; @p rhs in the given locale, false otherwise</text:p>
      <text:p text:style-name="Code"><text:s text:c="4"/>template&lt;typename Tr&gt;</text:p>
      <text:p text:style-name="Code"><text:s text:c="4"/>bool operator()(const std::basic_string&lt;Ch,Tr&gt;&amp; lhs,</text:p>
      <text:p text:style-name="Code"><text:s text:c="20"/>const std::basic_string&lt;Ch,Tr&gt;&amp; rhs)</text:p>
      <text:p text:style-name="Code"><text:s text:c="8"/>{</text:p>
      <text:p text:style-name="Code"><text:s text:c="12"/>return collate_.compare(lhs.data(), lhs.data()+lhs.size(),</text:p>
      <text:p text:style-name="Code"><text:s text:c="34"/>rhs.data(), rhs.data()+rhs.size()) &lt; 0;</text:p>
      <text:p text:style-name="Code"><text:s text:c="8"/>}</text:p>
      <text:p text:style-name="Code">private:</text:p>
      <text:p text:style-name="Code"><text:s text:c="4"/>std::locale loc_; <text:s text:c="20"/>///&lt; cached locale</text:p>
      <text:p text:style-name="Code"><text:s text:c="4"/>const std::collate&lt;Ch&gt;&amp; collate_; <text:s text:c="4"/>///&lt; cached @c collate facet</text:p>
      <text:p text:style-name="Code">};</text:p>
      <text:p text:style-name="Code"/>
      <text:p text:style-name="Code">/// Make a sorter object by deducing the template parameter.</text:p>
      <text:p text:style-name="Code">/// @param name the locale name to pass to the sorter constructor</text:p>
      <text:p text:style-name="Code">/// @return a new sorter object</text:p>
      <text:p text:style-name="Code">template&lt;typename Ch&gt;</text:p>
      <text:p text:style-name="Code">sorter&lt;Ch&gt; make_sorter(Ch const * name)</text:p>
      <text:p text:style-name="Code">{</text:p>
      <text:p text:style-name="Code"><text:s text:c="4"/>return sorter&lt;Ch&gt;(name);</text:p>
      <text:p text:style-name="Code">}</text:p>
      <text:p text:style-name="Code"/>
      <text:p text:style-name="Code">/// Main program.</text:p>
      <text:p text:style-name="Code">int main(int argc, char* argv[])</text:p>
      <text:p text:style-name="Code">try</text:p>
      <text:p text:style-name="Code">{</text:p>
      <text:p text:style-name="Code"><text:s text:c="4"/>// Throw an exception if an unrecoverable input error occurs, e.g.,</text:p>
      <text:p text:style-name="Code"><text:s text:c="4"/>// disk failure.</text:p>
      <text:p text:style-name="Code"><text:s text:c="4"/>std::cin.exceptions(std::ios_base::badbit);</text:p>
      <text:p text:style-name="Code"/>
      <text:p text:style-name="Code"><text:s text:c="4"/>// Part 1. Read the entire input into text. If the command line names a file,</text:p>
      <text:p text:style-name="Code"><text:s text:c="4"/>// read that file. Otherwise, read the standard input.</text:p>
      <text:p text:style-name="Code"><text:s text:c="4"/>std::vector&lt;std::string&gt; text; ///&lt; Store the lines of text here</text:p>
      <text:p text:style-name="Code"><text:s text:c="4"/>if (argc &lt; 2)</text:p>
      <text:p text:style-name="Code"><text:s text:c="8"/>read(std::cin, std::back_inserter(text));</text:p>
      <text:p text:style-name="Code"><text:s text:c="4"/>else</text:p>
      <text:p text:style-name="Code"><text:s text:c="4"/>{</text:p>
      <text:p text:style-name="Code"><text:s text:c="8"/>std::ifstream in(argv[1]);</text:p>
      <text:p text:style-name="Code"><text:s text:c="8"/>if (not in)</text:p>
      <text:p text:style-name="Code"><text:s text:c="8"/>{</text:p>
      <text:p text:style-name="Code"><text:s text:c="12"/>std::perror(argv[1]);<text:change-start text:change-id="ct1233952280"/><text:hidden-text text:condition="ooow:comment == 1" text:string-value="[FG] ERROR, same as in listing 1.1"/><text:change-end text:change-id="ct1233952280"/></text:p>
      <text:p text:style-name="Code"><text:s text:c="12"/>return EXIT_FAILURE;</text:p>
      <text:p text:style-name="Code"><text:s text:c="8"/>}</text:p>
      <text:p text:style-name="Code"><text:s text:c="8"/>read(in, std::back_inserter(text));</text:p>
      <text:p text:style-name="Code"><text:s text:c="4"/>}</text:p>
      <text:p text:style-name="Code"/>
      <text:p text:style-name="Code"><text:s text:c="4"/>// Part 2. Sort the text. The second command line argument, if present,</text:p>
      <text:p text:style-name="Code"><text:s text:c="4"/>// names a locale, to control the sort order. Without a command line</text:p>
      <text:p text:style-name="Code"><text:s text:c="4"/>// argument, use the default locale (which is obtained from the OS).</text:p>
      <text:p text:style-name="Code"><text:s text:c="4"/>std::sort(text.begin(), text.end(), make_sorter(argc &gt;= 3 ? argv[2] : "" ));</text:p>
      <text:p text:style-name="Code"><text:s/></text:p>
      <text:p text:style-name="Code"><text:s text:c="4"/>// Part 3. Print the sorted text.</text:p>
      <text:p text:style-name="Code"><text:s text:c="4"/>std::copy(text.begin(), text.end(),</text:p>
      <text:p text:style-name="Code"><text:s text:c="14"/>std::ostream_iterator&lt;std::string&gt;(std::cout, "\n"));</text:p>
      <text:p text:style-name="Code">}</text:p>
      <text:p text:style-name="Code">catch (std::exception&amp; ex)</text:p>
      <text:p text:style-name="Code">{</text:p>
      <text:p text:style-name="Code"><text:s text:c="4"/>std::cerr &lt;&lt; "Caught exception: " &lt;&lt; ex.what() &lt;&lt; '\n';</text:p>
      <text:p text:style-name="Code"><text:s text:c="4"/>std::cerr &lt;&lt; "Terminating program.\n";</text:p>
      <text:p text:style-name="Code"><text:s text:c="4"/>std::exit(EXIT_FAILURE);</text:p>
      <text:p text:style-name="Code">}</text:p>
      <text:p text:style-name="Code">catch (...)</text:p>
      <text:p text:style-name="Code">{</text:p>
      <text:p text:style-name="Code"><text:s text:c="4"/>std::cerr &lt;&lt; "Caught unknown exception type.\nTerminating program.\n";</text:p>
      <text:p text:style-name="Code"><text:s text:c="4"/>std::exit(EXIT_FAILURE);</text:p>
      <text:p text:style-name="Code">}</text:p>
      <text:p text:style-name="Body_20_Text_20_Cont"><text:change-start text:change-id="ct1233951832"/>I caught you peeking. You tried to read the source code, didn’t you? In spite of my warning. Just remember that I deliberately wrote this program in a complicated fashion to test your tools. By the time you finish this book, you will be able to read and understand this program, and even more important, you will be able to write it more simply and more cleanly. Before you can run, however, you must learn to walk. <text:change-end text:change-id="ct1233951832"/>Once you are comfortable working with your tools, it<text:change-start text:change-id="ct1235950112"/>’<text:change-end text:change-id="ct1235950112"/><text:change text:change-id="ct1234543312"/>s time to start learning C++. The next exploration begins your journey with a reading lesson.<text:change-start text:change-id="ct1234543424"/><text:hidden-text text:condition="ooow:comment == 1" text:string-value="[FG] If I were a novice reading the first chapter of an introductory book I might be somewhat overwhelmed by that program. At the very least the reader needs to know that s/he can omit the comments, which means s/he needs to know how to identify those. I would urge the author to reconsider this first chapter. Perhaps get it test driven by a number of people from the target readership. I suspect he might be surprised by how daunting they will find it."/><text:change-end text:change-id="ct1234543424"/><text:change-start text:change-id="ct1234543536"/></text:p>
      <text:p text:style-name="Body_20_Text"/>
      <text:p text:style-name="Body_20_Text"><text:change-end text:change-id="ct1234543536"/><text:change-start text:change-id="ct1234543648"/><text:hidden-text text:condition="ooow:comment == 1" text:string-value="I think that the TR might be underestimating the target audience a little bit too, but a little bit of reassurance wouldn't go amiss."/><text:change-end text:change-id="ct12345436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Cumberland AMT" svg:font-family="'Cumberland AMT'" style:font-family-generic="modern" style:font-pitch="fixed"/>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Table" style:family="paragraph" style:parent-style-name="Caption" style:class="extra"/>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Title" style:family="paragraph" style:parent-style-name="Heading_20_1"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AMT" fo:font-size="10pt" style:font-name-asian="Cumberland AMT" style:font-size-asian="10pt" style:font-name-complex="Cumberland AMT" style:font-size-complex="10pt"/>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umberland AMT" style:font-name-asian="Cumberland AMT" style:font-name-complex="Cumberland AM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Exploration 1 - Honing Your Tools</dc:title>
    <dc:subject>Exploring C++</dc:subject>
    <meta:initial-creator>Ray Lischner</meta:initial-creator>
    <meta:creation-date>2006-03-30T10:01:31</meta:creation-date>
    <dc:creator>Ray Lischner</dc:creator>
    <dc:date>2006-08-09T12:19:59</dc:date>
    <dc:language>en-US</dc:language>
    <meta:editing-cycles>79</meta:editing-cycles>
    <meta:editing-duration>P5DT19H56M54S</meta:editing-duration>
    <meta:user-defined meta:name="codex-configfile">apress-cpp-dox.xml</meta:user-defined>
    <meta:user-defined meta:name="codex-chapter-number">1</meta:user-defined>
    <meta:user-defined meta:name="codex-doxygen"/>
    <meta:user-defined meta:name="Info 4"/>
    <meta:document-statistic meta:table-count="2" meta:image-count="0" meta:object-count="0" meta:page-count="9" meta:paragraph-count="248" meta:word-count="3242" meta:character-count="19298"/>
  </office:meta>
</office:document-meta>
</file>